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d402" officeooo:paragraph-rsid="0009d402"/>
    </style:style>
    <style:style style:name="P2" style:family="paragraph" style:parent-style-name="Standard">
      <style:text-properties officeooo:rsid="000af887" officeooo:paragraph-rsid="000af887"/>
    </style:style>
    <style:style style:name="P3" style:family="paragraph" style:parent-style-name="Standard">
      <style:text-properties officeooo:rsid="000c0954" officeooo:paragraph-rsid="000c09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N- rankready for all. Pickaxes and outfits most lowest.</text:p>
      <text:p text:style-name="P1">Clash of clan- all filters are set with lower.</text:p>
      <text:p text:style-name="P2">LOL – champion and skins 9 or below</text:p>
      <text:p text:style-name="P2">Roblox- Games others select for all.</text:p>
      <text:p text:style-name="P2">Call of Duty- rank ready for all. Searched in searchbar for games.</text:p>
      <text:p text:style-name="P3">OS- only one rank.</text:p>
      <text:p text:style-name="P2">Rainbow - <text:s/>Unranked for all rank.</text:p>
      <text:p text:style-name="P2">GTA 5- all belo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8T20:43:49.492244668</meta:creation-date>
    <dc:date>2024-09-08T21:16:04.325683105</dc:date>
    <meta:editing-duration>PT1M14S</meta:editing-duration>
    <meta:editing-cycles>1</meta:editing-cycles>
    <meta:document-statistic meta:table-count="0" meta:image-count="0" meta:object-count="0" meta:page-count="1" meta:paragraph-count="8" meta:word-count="57" meta:character-count="306" meta:non-whitespace-character-count="255"/>
    <meta:generator>LibreOffice/7.3.7.2$Linux_X86_64 LibreOffice_project/30$Build-2</meta:generator>
  </office:meta>
</office:document-meta>
</file>